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vsVersion.supportsCvsLogWithSOptio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vsVersion.execute(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28">
            <text:p text:style-name="Table_20_Contents">28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CvsVersion.setServerVersionProperty( String serverVersion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vsVersion.getServe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vsVersion.getClien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vsVersion.setClientVersionProperty( String clientVersion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